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371dcf" officeooo:paragraph-rsid="00371dcf" style:font-size-complex="20pt"/>
    </style:style>
    <style:style style:name="P2" style:family="paragraph" style:parent-style-name="Standard">
      <style:text-properties fo:font-size="20pt" officeooo:rsid="003920c7" officeooo:paragraph-rsid="003920c7" style:font-size-complex="20pt"/>
    </style:style>
    <style:style style:name="T1" style:family="text">
      <style:text-properties officeooo:rsid="0037d834"/>
    </style:style>
    <style:style style:name="T2" style:family="text">
      <style:text-properties officeooo:rsid="003a30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Method</text:p>
      <text:p text:style-name="P1"/>
      <text:p text:style-name="P1">০১. create()</text:p>
      <text:p text:style-name="P1">এই মেথড এর মাধ্যেমে কোন একটা নতুন অবজেক্ট তৈরি করে।</text:p>
      <text:p text:style-name="P1"/>
      <text:p text:style-name="P1">০২. assign()</text:p>
      <text:p text:style-name="P1">দুইটি <text:span text:style-name="T1">অবজেক্টকে এক করে নতুন অকজেক্টকে return করে এবং duplicate property গুলোকে দুর করে একটা property রিটার্ন করে।</text:span></text:p>
      <text:p text:style-name="P1"/>
      <text:p text:style-name="P2">০৩. freeze()</text:p>
      <text:p text:style-name="P2">এই মেথড <text:span text:style-name="T2">apply করলে তার কোন প্রপাটির ভ্যালু পরিবর্তন করা যাবে না।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30T21:34:02.069580062</dc:date>
    <meta:editing-duration>PT6H13M34S</meta:editing-duration>
    <meta:editing-cycles>47</meta:editing-cycles>
    <meta:document-statistic meta:table-count="0" meta:image-count="0" meta:object-count="0" meta:page-count="1" meta:paragraph-count="7" meta:word-count="48" meta:character-count="218" meta:non-whitespace-character-count="177"/>
  </office:meta>
</office:document-meta>
</file>